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05E0000005E706D9D1A.png"/>
  <manifest:file-entry manifest:media-type="image/png" manifest:full-path="Pictures/10000000000000B4000000874138D207.png"/>
  <manifest:file-entry manifest:media-type="image/png" manifest:full-path="Pictures/100000000000005E0000005E2FA489E1.png"/>
  <manifest:file-entry manifest:media-type="image/png" manifest:full-path="Pictures/100000000000005E0000005E513A4C7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text-shadow="none" style:text-underline-style="none"/>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text-properties fo:text-shadow="none" style:text-underline-style="none"/>
    </style:style>
    <style:style style:name="T1" style:family="text">
      <style:text-properties fo:color="#000000" fo:text-shadow="none"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nnection" draw:style-name="dp1" draw:master-page-name="Default">
        <office:forms form:automatic-focus="false" form:apply-design-mode="false"/>
        <draw:g draw:name="connection_architecture" draw:id="id1">
          <draw:frame draw:style-name="connection_5f_layer" draw:text-style-name="P1" draw:layer="layout" svg:width="24cm" svg:height="5cm" svg:x="2cm" svg:y="2cm">
            <draw:text-box>
              <text:p text:style-name="P1"><text:s/>knowledge</text:p>
            </draw:text-box>
          </draw:frame>
          <draw:frame draw:style-name="connection_5f_layer" draw:text-style-name="P2" draw:layer="layout" svg:width="24cm" svg:height="5cm" svg:x="2cm" svg:y="7.5cm">
            <draw:text-box>
              <text:p text:style-name="P1"><text:span text:style-name="T1"><text:s/></text:span><text:span text:style-name="T1">control software</text:span></text:p>
            </draw:text-box>
          </draw:frame>
          <draw:frame draw:style-name="connection_5f_layer" draw:text-style-name="P4" draw:layer="layout" svg:width="24cm" svg:height="5cm" svg:x="2cm" svg:y="13cm">
            <draw:text-box>
              <text:p text:style-name="P3"><text:span text:style-name="T1"><text:s/></text:span><text:span text:style-name="T1">hardware</text:span></text:p>
            </draw:text-box>
          </draw:frame>
          <draw:frame draw:style-name="connection_5f_sub_5f_layer" draw:text-style-name="P1" draw:layer="layout" svg:width="14cm" svg:height="4cm" svg:x="11.5cm" svg:y="2.5cm">
            <draw:text-box>
              <text:p text:style-name="P1"><text:s/>cybol</text:p>
            </draw:text-box>
          </draw:frame>
          <draw:frame draw:style-name="connection_5f_sub_5f_layer" draw:text-style-name="P1" draw:layer="layout" svg:width="14cm" svg:height="1.9cm" svg:x="11.5cm" svg:y="8cm">
            <draw:text-box>
              <text:p text:style-name="P1"><text:s/>cyboi</text:p>
            </draw:text-box>
          </draw:frame>
          <draw:frame draw:style-name="connection_5f_sub_5f_layer" draw:text-style-name="P1" draw:layer="layout" svg:width="14cm" svg:height="1.9cm" svg:x="11.5cm" svg:y="10.1cm">
            <draw:text-box>
              <text:p text:style-name="P1"><text:s/>operating system</text:p>
            </draw:text-box>
          </draw:frame>
          <draw:frame draw:style-name="connection_5f_sub_5f_layer" draw:text-style-name="P1" draw:layer="layout" svg:width="14cm" svg:height="4cm" svg:x="11.5cm" svg:y="13.5cm">
            <draw:text-box>
              <text:p text:style-name="P1"><text:s/>computer</text:p>
            </draw:text-box>
          </draw:frame>
          <draw:line draw:style-name="connection_5f_arrow" draw:layer="layout" svg:x1="18.5cm" svg:y1="12cm" svg:x2="18.5cm" svg:y2="13.5cm">
            <text:p text:style-name="P1"/>
          </draw:line>
          <draw:line draw:style-name="connection_5f_arrow" draw:layer="layout" svg:x1="18.5cm" svg:y1="8cm" svg:x2="18.5cm" svg:y2="6.5cm">
            <text:p text:style-name="P1"/>
          </draw:lin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split" presentation:preset-sub-type="horizontal-out">
                  <anim:set smil:begin="0s" smil:dur="0.004s" smil:fill="hold" smil:targetElement="id1" smil:attributeName="visibility" smil:to="visible"/>
                  <anim:transitionFilter smil:dur="2s" smil:targetElement="id1" smil:type="barnDoorWipe" smil:subtype="horizontal"/>
                </anim:par>
              </anim:par>
            </anim:par>
          </anim:seq>
        </anim:par>
        <presentation:notes draw:style-name="dp2">
          <draw:page-thumbnail draw:style-name="gr1" draw:layer="layout" svg:width="12.767cm" svg:height="9.575cm" svg:x="4.411cm" svg:y="2.794cm" draw:page-number="1" presentation:class="page"/>
        </presentation:notes>
      </draw:page>
      <draw:page draw:name="dependencies" draw:style-name="dp3" draw:master-page-name="Default">
        <office:forms form:automatic-focus="false" form:apply-design-mode="false"/>
        <draw:line draw:style-name="dependencies_5f_arrow_5f_dependency" draw:layer="layout" svg:x1="21cm" svg:y1="12cm" svg:x2="21cm" svg:y2="10cm">
          <text:p text:style-name="P1"/>
        </draw:line>
        <draw:line draw:style-name="dependencies_5f_arrow_5f_dependency" draw:layer="layout" svg:x1="15cm" svg:y1="5cm" svg:x2="13cm" svg:y2="5cm">
          <text:p text:style-name="P1"/>
        </draw:line>
        <draw:line draw:style-name="dependencies_5f_arrow_5f_dependency" draw:layer="layout" svg:x1="7cm" svg:y1="12cm" svg:x2="7cm" svg:y2="10cm">
          <text:p text:style-name="P1"/>
        </draw:line>
        <draw:g>
          <draw:frame draw:style-name="standard_5f_box_5f_blue" draw:text-style-name="P1" draw:layer="layout" svg:width="27cm" svg:height="8.5cm" svg:x="0.5cm" svg:y="12cm">
            <draw:text-box>
              <text:p text:style-name="P1"><text:s/>controller</text:p>
            </draw:text-box>
          </draw:frame>
          <draw:line draw:style-name="dependencies_5f_arrow_5f_control" draw:layer="layout" svg:x1="10.5cm" svg:y1="19.3cm" svg:x2="12cm" svg:y2="19.3cm">
            <text:p text:style-name="P1"/>
          </draw:line>
          <draw:line draw:style-name="dependencies_5f_arrow_5f_control" draw:layer="layout" svg:x1="5cm" svg:y1="16.3cm" svg:x2="6.5cm" svg:y2="13.3cm">
            <text:p text:style-name="P1"/>
          </draw:line>
          <draw:frame draw:style-name="standard_5f_box_5f_highlighted" draw:text-style-name="P1" draw:layer="layout" svg:width="4cm" svg:height="1.5cm" svg:x="1cm" svg:y="15.5cm">
            <draw:text-box>
              <text:p text:style-name="P1">cyboi</text:p>
            </draw:text-box>
          </draw:frame>
          <draw:frame draw:style-name="standard_5f_box_5f_highlighted" draw:text-style-name="P1" draw:layer="layout" svg:width="4cm" svg:height="1.5cm" svg:x="17.5cm" svg:y="18.5cm">
            <draw:text-box>
              <text:p text:style-name="P1">checker</text:p>
            </draw:text-box>
          </draw:frame>
          <draw:frame draw:style-name="standard_5f_box_5f_highlighted" draw:text-style-name="P1" draw:layer="layout" svg:width="4cm" svg:height="1.5cm" svg:x="23cm" svg:y="18.5cm">
            <draw:text-box>
              <text:p text:style-name="P1">handler</text:p>
            </draw:text-box>
          </draw:frame>
          <draw:frame draw:style-name="standard_5f_box_5f_highlighted" draw:text-style-name="P1" draw:layer="layout" svg:width="4cm" svg:height="1.5cm" svg:x="6.5cm" svg:y="18.5cm">
            <draw:text-box>
              <text:p text:style-name="P1">manager</text:p>
            </draw:text-box>
          </draw:frame>
          <draw:frame draw:style-name="standard_5f_box_5f_highlighted" draw:text-style-name="P1" draw:layer="backgroundobjects" svg:width="4cm" svg:height="1.5cm" svg:x="6.5cm" svg:y="12.5cm">
            <draw:text-box>
              <text:p text:style-name="P1">globaliser</text:p>
            </draw:text-box>
          </draw:frame>
          <draw:frame draw:style-name="standard_5f_box_5f_highlighted" draw:text-style-name="P1" draw:layer="backgroundobjects" svg:width="4cm" svg:height="1.5cm" svg:x="12cm" svg:y="18.5cm">
            <draw:text-box>
              <text:p text:style-name="P1">initialiser</text:p>
            </draw:text-box>
          </draw:frame>
          <draw:frame draw:style-name="standard_5f_box_5f_highlighted" draw:text-style-name="P1" draw:layer="backgroundobjects" svg:width="4cm" svg:height="1.5cm" svg:x="6.5cm" svg:y="14.5cm">
            <draw:text-box>
              <text:p text:style-name="P1">optionaliser</text:p>
            </draw:text-box>
          </draw:frame>
          <draw:frame draw:style-name="standard_5f_box_5f_highlighted" draw:text-style-name="P1" draw:layer="backgroundobjects" svg:width="4cm" svg:height="1.5cm" svg:x="6.5cm" svg:y="16.5cm">
            <draw:text-box>
              <text:p text:style-name="P1">tester</text:p>
            </draw:text-box>
          </draw:frame>
          <draw:line draw:style-name="dependencies_5f_arrow_5f_control" draw:layer="backgroundobjects" svg:x1="5cm" svg:y1="16.3cm" svg:x2="6.5cm" svg:y2="14.8cm">
            <text:p text:style-name="P1"/>
          </draw:line>
          <draw:line draw:style-name="dependencies_5f_arrow_5f_control" draw:layer="backgroundobjects" svg:x1="5cm" svg:y1="16.3cm" svg:x2="6.5cm" svg:y2="17.8cm">
            <text:p text:style-name="P1"/>
          </draw:line>
          <draw:line draw:style-name="dependencies_5f_arrow_5f_control" draw:layer="backgroundobjects" svg:x1="5cm" svg:y1="16.3cm" svg:x2="6.5cm" svg:y2="19.3cm">
            <text:p text:style-name="P1"/>
          </draw:line>
          <draw:line draw:style-name="dependencies_5f_arrow_5f_control" draw:layer="backgroundobjects" svg:x1="16cm" svg:y1="19.3cm" svg:x2="17.5cm" svg:y2="19.3cm">
            <text:p text:style-name="P1"/>
          </draw:line>
          <draw:line draw:style-name="dependencies_5f_arrow_5f_control" draw:layer="backgroundobjects" svg:x1="21.5cm" svg:y1="19.3cm" svg:x2="23cm" svg:y2="19.3cm">
            <text:p text:style-name="P1"/>
          </draw:line>
        </draw:g>
        <draw:g>
          <draw:frame draw:style-name="standard_5f_box_5f_blue" draw:text-style-name="P1" draw:layer="layout" svg:width="12.5cm" svg:height="9.5cm" svg:x="15cm" svg:y="0.5cm">
            <draw:text-box>
              <text:p text:style-name="P1"><text:s/>applicator</text:p>
            </draw:text-box>
          </draw:frame>
          <draw:frame draw:style-name="standard_5f_box_5f_highlighted" draw:text-style-name="P1" draw:layer="layout" svg:width="5cm" svg:height="1.5cm" svg:x="15.5cm" svg:y="2cm">
            <draw:text-box>
              <text:p text:style-name="P1">create</text:p>
            </draw:text-box>
          </draw:frame>
          <draw:frame draw:style-name="standard_5f_box_5f_highlighted" draw:text-style-name="P1" draw:layer="layout" svg:width="5cm" svg:height="1.5cm" svg:x="15.5cm" svg:y="4cm">
            <draw:text-box>
              <text:p text:style-name="P1">startup</text:p>
            </draw:text-box>
          </draw:frame>
          <draw:frame draw:style-name="standard_5f_box_5f_highlighted" draw:text-style-name="P1" draw:layer="layout" svg:width="5cm" svg:height="1.5cm" svg:x="15.5cm" svg:y="6cm">
            <draw:text-box>
              <text:p text:style-name="P1">loop</text:p>
            </draw:text-box>
          </draw:frame>
          <draw:frame draw:style-name="standard_5f_box_5f_highlighted" draw:text-style-name="P1" draw:layer="layout" svg:width="5cm" svg:height="1.5cm" svg:x="15.5cm" svg:y="8cm">
            <draw:text-box>
              <text:p text:style-name="P1">...</text:p>
            </draw:text-box>
          </draw:frame>
        </draw:g>
        <draw:g>
          <draw:frame draw:style-name="standard_5f_box_5f_blue" draw:text-style-name="P1" draw:layer="layout" svg:width="12.5cm" svg:height="9.5cm" svg:x="0.5cm" svg:y="0.5cm">
            <draw:text-box>
              <text:p text:style-name="P1"><text:s/>memoriser</text:p>
            </draw:text-box>
          </draw:frame>
          <draw:frame draw:style-name="standard_5f_box_5f_highlighted" draw:text-style-name="P1" draw:layer="layout" svg:width="5cm" svg:height="1.5cm" svg:x="7.5cm" svg:y="8cm">
            <draw:text-box>
              <text:p text:style-name="P1">array</text:p>
            </draw:text-box>
          </draw:frame>
          <draw:frame draw:style-name="standard_5f_box_5f_highlighted" draw:text-style-name="P1" draw:layer="layout" svg:width="5cm" svg:height="1.5cm" svg:x="7.5cm" svg:y="4cm">
            <draw:text-box>
              <text:p text:style-name="P1">accessor</text:p>
            </draw:text-box>
          </draw:frame>
          <draw:frame draw:style-name="standard_5f_box_5f_highlighted" draw:text-style-name="P1" draw:layer="layout" svg:width="5cm" svg:height="1.5cm" svg:x="7.5cm" svg:y="6cm">
            <draw:text-box>
              <text:p text:style-name="P1">allocator</text:p>
            </draw:text-box>
          </draw:frame>
          <draw:frame draw:style-name="standard_5f_box_5f_highlighted" draw:text-style-name="P1" draw:layer="layout" svg:width="5cm" svg:height="1.5cm" svg:x="1cm" svg:y="4cm">
            <draw:text-box>
              <text:p text:style-name="P1">communicator</text:p>
            </draw:text-box>
          </draw:frame>
          <draw:frame draw:style-name="standard_5f_box_5f_highlighted" draw:text-style-name="P1" draw:layer="layout" svg:width="5cm" svg:height="1.5cm" svg:x="1cm" svg:y="2cm">
            <draw:text-box>
              <text:p text:style-name="P1">converter</text:p>
            </draw:text-box>
          </draw:frame>
          <draw:frame draw:style-name="standard_5f_box_5f_highlighted" draw:text-style-name="P1" draw:layer="layout" svg:width="5cm" svg:height="1.5cm" svg:x="1cm" svg:y="8cm">
            <draw:text-box>
              <text:p text:style-name="P1">mapper</text:p>
            </draw:text-box>
          </draw:frame>
        </draw:g>
        <presentation:notes draw:style-name="dp2">
          <draw:page-thumbnail draw:style-name="gr1" draw:layer="layout" svg:width="12.767cm" svg:height="9.575cm" svg:x="4.411cm" svg:y="2.794cm" draw:page-number="2" presentation:class="pag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2" draw:display-name="Bitmape 2" xlink:href="Pictures/100000000000005E0000005E513A4C71.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GB"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family-complex="Tahoma, Lucidasans, 'Lucida Sans', 'Arial Unicode MS'" style:font-pitch-complex="variable" style:font-size-complex="24pt" style:language-complex="de" style:country-complex="D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use-window-font-color="true" style:text-outline="false" style:text-line-through-style="none" style:text-position="0% 100%" fo:font-family="'Free Helvetian'" style:font-style-name="Regular"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_5f_header" style:display-name="standard_header"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16pt" fo:letter-spacing="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family-complex="Tahoma, Lucidasans, 'Lucida Sans', 'Arial Unicode MS'" style:font-pitch-complex="variable" style:text-scale="100%" style:font-relief="none" fo:hyphenate="false"/>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position="0% 100%" fo:font-family="'Free Helvetian'" style:font-style-name="Regular"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title_5f_title" style:display-name="title_title" style:family="graphic" style:parent-style-name="standard_20__28_user_29_">
      <style:graphic-properties draw:stroke="none"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48pt" fo:letter-spacing="normal" fo:language="en" fo:country="US" fo:font-style="normal" fo:text-shadow="none" style:text-underline-style="none" fo:font-weight="bold"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embossed" fo:hyphenate="false"/>
    </style:style>
    <style:style style:name="title_5f_sub_5f_title" style:display-name="title_sub_title" style:family="graphic" style:parent-style-name="standard_20__28_user_29_">
      <style:graphic-properties draw:stroke="none"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36pt" fo:letter-spacing="normal" fo:language="en" fo:country="US" fo:font-style="normal" fo:text-shadow="none" style:text-underline-style="none" fo:font-weight="bold"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title_5f_author" style:display-name="title_author" style:family="graphic" style:parent-style-name="standard_20__28_user_29_">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Regular"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contents" style:display-name="standard_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text:enable-numbering="false"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gaps_5f_phases" style:display-name="gaps_phases" style:family="graphic" style:parent-style-name="standard_20__28_user_29_">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_5f_28" style:display-name="standard_heading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ccffff"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list_5f_28" style:display-name="standard_list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1cm" fo:margin-right="0cm" fo:margin-top="0cm" fo:margin-bottom="0cm" fo:line-height="100%" fo:text-align="start" text:enable-numbering="true" fo:text-indent="-1cm" style:text-autospace="ideograph-alpha" style:punctuation-wrap="simple" style:line-break="strict">
        <style:tab-stops/>
      </style:paragraph-properties>
      <style:text-properties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highlighted" style:display-name="standard_highlighted" style:family="graphic" style:parent-style-name="standard_20__28_user_29_">
      <style:graphic-properties draw:stroke="none" svg:stroke-width="0.5cm" svg:stroke-color="#ff8080" draw:marker-start-width="0.95cm" draw:marker-end-width="0.95cm" draw:fill-image-width="0cm" draw:fill-image-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style:text-properties fo:color="#ff8080" fo:font-size="28pt"/>
    </style:style>
    <style:style style:name="text_20__28_user_29_" style:display-name="text (user)" style:family="graphic" style:parent-style-name="standard_5f_list_5f_28">
      <style:graphic-properties>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heading" style:display-name="motivation_heading" style:family="graphic" style:parent-style-name="standard_5f_box_5f_green">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font-size-asian="24pt" style:font-size-complex="24pt" style:font-relief="none"/>
    </style:style>
    <style:style style:name="motivation_5f_contents" style:display-name="motivation_contents" style:family="graphic" style:parent-style-name="standard_5f_box_5f_yellow">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cybernetics_5f_cybop" style:display-name="cybernetics_cybop" style:family="graphic" style:parent-style-name="standard_20__28_user_29_">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engraved" fo:hyphenate="false"/>
    </style:style>
    <style:style style:name="structure_5f_part" style:display-name="structure_part" style:family="graphic" style:parent-style-name="standard_5f_box_5f_yellow">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_5f_yellow">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gaps_5f_gap_5f_arrow" style:display-name="gaps_gap_arrow" style:family="graphic">
      <style:graphic-properties svg:stroke-color="#ffffcc" draw:marker-start="Arrow" draw:marker-start-width="0.3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000000"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_5f_yellow">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color="#ff8080" draw:marker-end="Arrow" draw:marker-end-width="0.3cm" draw:fill="none" draw:fill-image-width="0cm" draw:fill-image-height="0cm"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_5f_yellow">
      <style:graphic-properties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text:enable-numbering="false"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parent-style-name="standard_5f_arrow_5f_yellow">
      <style:graphic-properties svg:stroke-width="0cm"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physical_5f_label" style:display-name="physical_label" style:family="graphic" style:parent-style-name="standard_20__28_user_29_">
      <style:graphic-properties draw:stroke="none" svg:stroke-color="#000000" draw:fill="none" draw:fill-color="#ffffcc" draw:fill-image-width="0cm" draw:fill-image-height="0cm" draw:textarea-horizontal-align="justify"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ffffcc" fo:font-family="'Free Helvetian'" style:font-style-name="Regular" style:font-pitch="variable" fo:font-size="20pt" fo:font-weight="normal"/>
    </style:style>
    <style:style style:name="logical_5f_line" style:display-name="logical_line" style:family="graphic">
      <style:graphic-properties svg:stroke-color="#ff808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text:enable-numbering="false"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_5f_yellow">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graphic-properties svg:stroke-color="#ffffcc" draw:marker-end-width="0.3cm" draw:fill="none" draw:fill-image-width="0cm" draw:fill-image-height="0cm" draw:shadow-offset-x="0.049cm" draw:shadow-offset-y="0.049cm"/>
      <style:paragraph-properties fo:text-align="center"/>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ffffcc"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_5f_28" style:display-name="standard_text_28" style:family="graphic" style:parent-style-name="standard_20__28_user_29_">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ab-stops/>
      </style:paragraph-properties>
      <style:text-properties fo:color="#ffffcc" fo:font-family="'Free Helvetian'" style:font-style-name="Regular"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fo:font-weight="normal"/>
    </style:style>
    <style:style style:name="art_5f_method" style:display-name="art_method" style:family="graphic" style:parent-style-name="art_5f_name">
      <style:graphic-properties draw:stroke="solid" draw:fill="solid" draw:fill-color="#ffffcc" draw:textarea-vertical-align="top"/>
      <style:paragraph-properties fo:text-align="center"/>
      <style:text-properties fo:font-size="20pt" fo:text-shadow="none" style:text-underline-style="none" fo:font-weight="normal"/>
    </style:style>
    <style:style style:name="falsifying_5f_array_5f_element" style:display-name="falsifying_array_element" style:family="graphic" style:parent-style-name="standard_20__28_user_29_">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font-family="'Free Helvetian'" style:font-style-name="Regular" style:font-pitch="variable" fo:font-size="28pt" fo:font-weight="normal" style:font-size-asian="24pt" style:font-size-complex="24pt"/>
    </style:style>
    <style:style style:name="falsifying_5f_array" style:display-name="falsifying_array" style:family="graphic" style:parent-style-name="standard_20__28_user_29_">
      <style:graphic-properties draw:stroke="solid" svg:stroke-color="#9999ff" draw:fill="none" draw:fill-image-width="0cm" draw:fill-image-height="0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9999ff" fo:font-family="'Free Helvetian'" style:font-style-name="Regular" style:font-pitch="variable" fo:font-size="24pt" fo:font-weight="normal"/>
    </style:style>
    <style:style style:name="falsifying_5f_array_5f_name" style:display-name="falsifying_array_name" style:family="graphic" style:parent-style-name="standard_20__28_user_29_">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Free Helvetian'" style:font-style-name="Regular" style:font-pitch="variable" fo:font-size="28pt" fo:font-weight="normal"/>
    </style:style>
    <style:style style:name="bidirectional_5f_mvc_5f_arrow" style:display-name="bidirectional_mvc_arrow" style:family="graphic" style:parent-style-name="art_5f_arrow">
      <style:graphic-properties svg:stroke-color="#9999ff" draw:textarea-horizontal-align="justify"/>
    </style:style>
    <style:style style:name="bidirectional_5f_mvc_5f_class" style:display-name="bidirectional_mvc_class" style:family="graphic">
      <style:graphic-properties draw:stroke="none" draw:fill="none" draw:fill-image-width="0cm" draw:fill-image-height="0cm" draw:textarea-vertical-align="middle" draw:auto-grow-height="false" draw:shadow-offset-x="0.049cm" draw:shadow-offset-y="0.049cm"/>
      <style:paragraph-properties fo:margin-left="1.2cm" fo:margin-right="0cm" fo:text-align="center" fo:text-indent="-0.6cm"/>
      <style:text-properties fo:color="#9999ff" fo:font-family="Helvetica" style:font-style-name="Regular" style:font-family-generic="swiss" style:font-pitch="variable" fo:font-size="28pt" fo:font-weight="normal"/>
    </style:style>
    <style:style style:name="bidirectional_5f_mvc_5f_frame" style:display-name="bidirectional_mvc_frame" style:family="graphic">
      <style:graphic-properties svg:stroke-color="#9999ff" draw:fill="none" draw:fill-image-width="0cm" draw:fill-image-height="0cm" draw:textarea-vertical-align="middle" draw:shadow-offset-x="0.049cm" draw:shadow-offset-y="0.049cm"/>
      <style:paragraph-properties fo:text-align="center"/>
      <style:text-properties fo:color="#9999ff" fo:font-family="Helvetica" style:font-style-name="Regular" style:font-family-generic="swiss" style:font-pitch="variable" fo:font-size="28pt" fo:font-weight="normal"/>
    </style:style>
    <style:style style:name="bidirectional_5f_label" style:display-name="bidirectional_label" style:family="graphic" style:parent-style-name="art_5f_label">
      <style:graphic-properties draw:fill-color="#ffffff" draw:textarea-horizontal-align="justify" fo:min-height="16.001cm"/>
      <style:paragraph-properties fo:margin-left="1.2cm" fo:margin-right="0cm" fo:text-indent="-0.6cm">
        <style:tab-stops/>
      </style:paragraph-properties>
      <style:text-properties fo:font-size="20pt" style:font-size-asian="32pt" style:font-size-complex="32pt"/>
    </style:style>
    <style:style style:name="art_5f_line" style:display-name="art_line" style:family="graphic">
      <style:graphic-properties svg:stroke-color="#ffffcc" draw:fill="none" draw:fill-image-width="0cm" draw:fill-image-height="0cm"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16pt" fo:font-weight="normal"/>
    </style:style>
    <style:style style:name="cybop_5f_line" style:display-name="cybop_line" style:family="graphic">
      <style:graphic-properties svg:stroke-color="#ffffcc"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ffffcc"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_5f_24">
      <style:graphic-properties svg:stroke-color="#000000" draw:fill="solid" draw:fill-color="#000000" draw:textarea-horizontal-align="justify" draw:auto-grow-width="false" fo:max-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style>
    <style:style style:name="standard_5f_box_5f_yellow" style:display-name="standard_box_yellow" style:family="graphic" style:parent-style-name="standard_20__28_user_29_">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8pt" fo:font-weight="normal"/>
    </style:style>
    <style:style style:name="thinking_5f_box" style:display-name="thinking_box" style:family="graphic" style:parent-style-name="standard_5f_box_5f_yellow"/>
    <style:style style:name="thinking_5f_relation" style:display-name="thinking_relation" style:family="graphic" style:parent-style-name="standard_20__28_user_29_">
      <style:graphic-properties draw:stroke="none" svg:stroke-color="#000000" draw:fill="solid" draw:fill-color="#ff8080" draw:fill-image-width="0cm" draw:fill-image-height="0cm"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0pt" fo:font-weight="normal"/>
    </style:style>
    <style:style style:name="standard_5f_line" style:display-name="standard_line" style:family="graphic" style:parent-style-name="standard_20__28_user_29_">
      <style:graphic-properties draw:stroke="solid" svg:stroke-width="0cm" svg:stroke-color="#ffffcc" draw:marker-start-width="0.3cm" draw:marker-end-width="0.3cm" draw:fill="none" draw:fill-image-width="0cm" draw:fill-image-height="0cm" draw:textarea-horizontal-align="center" draw:textarea-vertical-align="middle"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family="Helvetica" style:font-style-name="Regular" style:font-family-generic="swiss" style:font-pitch="variable" fo:font-weight="normal"/>
    </style:style>
    <style:style style:name="standard_5f_arrow_5f_yellow" style:display-name="standard_arrow_yellow" style:family="graphic" style:parent-style-name="standard_5f_line">
      <style:graphic-properties draw:marker-end="Arrow"/>
    </style:style>
    <style:style style:name="thinking_5f_arrow" style:display-name="thinking_arrow" style:family="graphic" style:parent-style-name="standard_5f_arrow_5f_yellow"/>
    <style:style style:name="thinking_5f_label" style:display-name="thinking_label" style:family="graphic" style:parent-style-name="standard_5f_text_5f_28">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ffffcc" fo:font-family="Helvetica" style:font-family-generic="swiss" style:font-pitch="variable"/>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model_5f_text" style:display-name="model_text" style:family="graphic" style:parent-style-name="standard_5f_text_5f_24">
      <style:graphic-properties draw:stroke="none" svg:stroke-color="#000000" draw:fill="solid" draw:fill-color="#000000"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text:enable-numbering="false" fo:text-indent="0cm"/>
      <style:text-properties fo:color="#ffffcc" fo:font-family="'Free Helvetian'" style:font-style-name="Regular" style:font-pitch="variable" fo:font-size="24pt" fo:font-weight="normal" style:font-size-asian="24pt" style:font-size-complex="24pt"/>
    </style:style>
    <style:style style:name="model_5f_line" style:display-name="model_line" style:family="graphic" style:parent-style-name="standard_5f_line">
      <style:graphic-properties svg:stroke-color="#ffffcc"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ffffcc"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cc" fo:font-family="'Free Helvetian'" style:font-style-name="Regular" style:font-pitch="variable" fo:font-size="24pt" fo:font-weight="normal" style:font-size-asian="24pt" style:font-size-complex="24pt"/>
    </style:style>
    <style:style style:name="standard_5f_label" style:display-name="standard_label" style:family="graphic" style:parent-style-name="standard_20__28_user_29_">
      <style:graphic-properties draw:stroke="none" draw:fill="none" draw:fill-image-width="0cm" draw:fill-image-height="0cm" draw:textarea-vertical-align="middle" draw:auto-grow-height="false"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cc" fo:font-family="'Free Helvetian'" style:font-style-name="Regular" style:font-pitch="variable" fo:font-size="24pt" fo:font-weight="normal"/>
    </style:style>
    <style:style style:name="uml_5f_text_5f_right" style:display-name="uml_text_right" style:family="graphic" style:parent-style-name="standard_5f_text_5f_28">
      <style:graphic-properties draw:fill="none" draw:fill-color="#ffffff" draw:textarea-horizontal-align="right" draw:textarea-vertical-align="top" draw:auto-grow-height="false" fo:min-height="16.001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_5f_28">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font-weight="normal" style:font-size-asian="24pt" style:font-size-complex="24pt" style:font-relief="engraved"/>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logic_5f_logic" style:display-name="logic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_5f_yellow">
      <style:graphic-properties svg:stroke-color="#ff8080"/>
    </style:style>
    <style:style style:name="io_5f_background" style:display-name="io_background" style:family="graphic" style:parent-style-name="standard_5f_background">
      <style:graphic-properties draw:stroke="solid" svg:stroke-color="#000000" draw:fill="solid" draw:fill-color="#c0c0c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background" style:display-name="standard_background" style:family="graphic" style:parent-style-name="standard_20__28_user_29_">
      <style:graphic-properties draw:stroke="none" draw:fill="solid" draw:fill-color="#808080" draw:fill-image-width="0cm" draw:fill-image-height="0cm" draw:textarea-vertical-align="middle" draw:auto-grow-height="false"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color="#000000" fo:font-family="'Free Helvetian'" style:font-style-name="Regular" style:font-pitch="variable" fo:font-size="28pt" fo:font-weight="normal"/>
    </style:style>
    <style:style style:name="system_5f_processing" style:display-name="system_processing" style:family="graphic" style:parent-style-name="standard_5f_box_5f_yellow">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system_5f_memory_5f_frame" style:display-name="system_memory_frame" style:family="graphic">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implification_5f_communication" style:display-name="simplification_communication" style:family="graphic" style:parent-style-name="standard_5f_arrow_5f_yellow">
      <style:graphic-properties svg:stroke-color="#c0c0c0" draw:marker-end="Arrow" draw:marker-end-width="0.3cm" draw:textarea-horizontal-align="center" draw:textarea-vertical-align="middle"/>
      <style:paragraph-properties fo:text-align="center"/>
    </style:style>
    <style:style style:name="simplification_5f_arrow" style:display-name="simplification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Free Helvetian'" style:font-style-name="Regular" style:font-pitch="variable" fo:font-size="28pt" fo:text-shadow="none" style:text-underline-style="none" fo:font-weight="normal"/>
    </style:style>
    <style:style style:name="container_5f_box" style:display-name="container_box" style:family="graphic" style:parent-style-name="standard_5f_box_5f_yellow">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_5f_yellow">
      <style:graphic-properties draw:stroke="solid" svg:stroke-color="#ffffcc"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_5f_yellow">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person_5f_method" style:display-name="person_method" style:family="graphic" style:parent-style-name="uml_5f_member">
      <style:graphic-properties draw:stroke="none" draw:fill="none" draw:textarea-vertical-align="top"/>
      <style:paragraph-properties fo:text-align="start"/>
      <style:text-properties fo:font-size="18pt" fo:font-weight="normal"/>
    </style:style>
    <style:style style:name="application_5f_knowledge" style:display-name="application_knowledge" style:family="graphic" style:parent-style-name="standard_5f_box_5f_yellow">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state" style:display-name="applicati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application_5f_arrow" style:display-name="application_arrow" style:family="graphic" style:parent-style-name="standard_5f_arrow_5f_yellow">
      <style:graphic-properties svg:stroke-color="#80808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highlighted_5f_arrow" style:display-name="application_highlighted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16pt" fo:font-weight="normal" style:font-relief="engraved"/>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Free Helvetian'" style:font-style-name="Regular" style:font-pitch="variable" fo:font-size="28pt" fo:font-weight="normal" style:font-size-asian="32pt" style:font-size-complex="32pt" style:font-relief="engraved"/>
    </style:style>
    <style:style style:name="resmedicinae_5f_background" style:display-name="resmedicinae_background" style:family="graphic" style:parent-style-name="standard_5f_background">
      <style:graphic-properties draw:stroke="solid" draw:fill-color="#808080" draw:textarea-horizontal-align="justify" draw:textarea-vertical-align="middle"/>
      <style:paragraph-properties fo:margin-left="0cm" fo:margin-right="0cm" fo:text-align="center" fo:text-indent="0cm"/>
      <style:text-properties fo:color="#000000" fo:font-family="'Free Helvetian'" style:font-style-name="Regular" style:font-pitch="variable" fo:font-weight="normal"/>
    </style:style>
    <style:style style:name="resmedicinae_5f_box" style:display-name="resmedicinae_box" style:family="graphic" style:parent-style-name="standard_5f_box_5f_yellow">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thanks_5f_label" style:display-name="thanks_label" style:family="graphic" style:parent-style-name="standard_5f_label">
      <style:graphic-properties draw:fill-color="#ffffff" draw:textarea-horizontal-align="justify" draw:textarea-vertical-align="middle" draw:auto-grow-height="false" fo:min-height="16.001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fo:color="#9999ff" fo:font-family="'Free Helvetian'" style:font-style-name="Regular" style:font-pitch="variable" fo:font-size="48pt" fo:font-weight="normal" style:font-size-asian="32pt" style:font-size-complex="32pt"/>
    </style:style>
    <style:style style:name="approach_5f_step" style:display-name="approach_step" style:family="graphic" style:parent-style-name="standard_5f_box_5f_yellow">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arrow" style:display-name="approach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common_5f_knowledge" style:display-name="common_knowledge" style:family="graphic" style:parent-style-name="standard_5f_text_5f_28">
      <style:graphic-properties draw:stroke="none" svg:stroke-color="#ffffcc" draw:fill="none" draw:fill-color="#ffffcc" draw:textarea-horizontal-align="justify" draw:textarea-vertical-align="middle" draw:auto-grow-height="false" fo:min-height="16cm" draw:shadow-offset-x="0.049cm" draw:shadow-offset-y="0.049cm">
        <text:list-styl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Free Helvetian'" style:font-style-name="Regular" style:font-pitch="variable" fo:font-size="28pt" fo:font-weight="normal"/>
    </style:style>
    <style:style style:name="common_5f_state" style:display-name="comm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_5f_yellow">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text-properties fo:font-size="28pt"/>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text-properties fo:font-size="28pt"/>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text-properties fo:font-size="28pt"/>
    </style:style>
    <style:style style:name="rim_5f_heading" style:display-name="rim_heading" style:family="graphic" style:parent-style-name="standard_5f_heading_5f_28">
      <style:paragraph-properties fo:margin-left="0cm" fo:margin-right="0cm" fo:text-indent="0cm"/>
      <style:text-properties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standard_5f_code" style:display-name="standard_code" style:family="graphic" style:parent-style-name="standard_20__28_user_29_">
      <style:paragraph-properties fo:margin-left="0cm" fo:margin-right="0cm" fo:line-height="150%" fo:text-align="start" fo:text-indent="0cm"/>
      <style:text-properties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simplification_5f_box" style:display-name="simplification_box" style:family="graphic" style:parent-style-name="standard_5f_box_5f_yellow">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cybol_5f_dtd" style:display-name="cybol_dtd" style:family="graphic" style:parent-style-name="standard_5f_code">
      <style:text-properties fo:font-weight="normal"/>
    </style:style>
    <style:style style:name="cybol_5f_xsd" style:display-name="cybol_xsd" style:family="graphic" style:parent-style-name="standard_5f_code">
      <style:paragraph-properties fo:text-align="start"/>
      <style:text-properties fo:font-size="11pt" fo:font-weight="normal"/>
    </style:style>
    <style:style style:name="cyboiarch_5f_part" style:display-name="cyboiarch_part" style:family="graphic" style:parent-style-name="standard_5f_box_5f_yellow">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9999ff" style:text-outline="false" fo:text-shadow="1pt 1pt" fo:font-weight="bold" style:font-relief="none"/>
    </style:style>
    <style:style style:name="cyboiarch_5f_module" style:display-name="cyboiarch_module" style:family="graphic" style:parent-style-name="standard_5f_box_5f_yellow">
      <style:paragraph-properties fo:margin-left="1.2cm" fo:margin-right="0cm" text:enable-numbering="false"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falsifying_5f_arrow" style:display-name="falsifying_arrow" style:family="graphic" style:parent-style-name="standard_20__28_user_29_">
      <style:graphic-properties draw:stroke="solid" svg:stroke-color="#ff8080" draw:marker-start-width="0.3cm" draw:marker-end="Arrow" draw:fill="none" draw:fill-image-width="0cm" draw:fill-image-height="0cm" draw:shadow-offset-x="0.049cm" draw:shadow-offset-y="0.049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falsifying_5f_highlight_5f_box" style:display-name="falsifying_highlight_box" style:family="graphic" style:parent-style-name="standard_5f_box_5f_yellow">
      <style:graphic-properties svg:stroke-color="#ff8080"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_5f_yellow">
      <style:graphic-properties draw:fill="none" draw:textarea-horizontal-align="center"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gaps_5f_label" style:display-name="gaps_label" style:family="graphic" style:parent-style-name="standard_5f_label">
      <style:text-properties fo:font-weight="normal"/>
    </style:style>
    <style:style style:name="overview_5f_core" style:display-name="overview_core" style:family="graphic" style:parent-style-name="standard_5f_box_5f_yellow">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font-weight="normal" style:font-relief="engraved"/>
    </style:style>
    <style:style style:name="overview_5f_element" style:display-name="overview_element" style:family="graphic" style:parent-style-name="standard_5f_box_5f_yellow">
      <style:graphic-properties draw:stroke="solid" draw:fill="none" draw:textarea-vertical-align="top"/>
      <style:paragraph-properties fo:text-align="center"/>
      <style:text-properties fo:font-size="20pt" fo:font-weight="normal"/>
    </style:style>
    <style:style style:name="overview_5f_science" style:display-name="overview_science" style:family="graphic" style:parent-style-name="overview_5f_element">
      <style:graphic-properties draw:fill="solid" draw:fill-color="#ccffff"/>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_5f_yellow">
      <style:graphic-properties draw:marker-end="Arrow" draw:marker-end-width="0.3cm"/>
      <style:text-properties fo:font-weight="normal"/>
    </style:style>
    <style:style style:name="overview_5f_frame" style:display-name="overview_frame" style:family="graphic">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motivation_5f_arrow" style:display-name="motivation_arrow" style:family="graphic" style:parent-style-name="standard_5f_arrow_5f_yellow">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merging" style:display-name="motivation_merging" style:family="graphic" style:parent-style-name="standard_5f_box_5f_yellow">
      <style:graphic-properties draw:fill-color="#ff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60pt" fo:letter-spacing="normal" fo:language="en" fo:country="US"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approach_5f_heading" style:display-name="approach_heading" style:family="graphic" style:parent-style-name="standard_5f_heading_5f_28">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ff808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engraved" fo:hyphenate="false"/>
    </style:style>
    <style:style style:name="approach_5f_topic" style:display-name="approach_topic" style:family="graphic" style:parent-style-name="standard_5f_box_5f_yellow">
      <style:graphic-properties draw:stroke="solid" draw:fill="solid" draw:fill-color="#ffffcc" fo:min-height="3cm"/>
      <style:text-properties fo:font-weight="normal"/>
    </style:style>
    <style:style style:name="approach_5f_phenomenon" style:display-name="approach_phenomenon" style:family="graphic" style:parent-style-name="standard_5f_box_5f_yellow">
      <style:graphic-properties draw:fill-color="#ff8080"/>
      <style:text-properties fo:font-weight="normal"/>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layer" style:display-name="osi_layer"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heading" style:display-name="osi_heading" style:family="graphic" style:parent-style-name="standard_5f_heading_5f_28">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protocol" style:display-name="osi_protocol" style:family="graphic" style:parent-style-name="standard_5f_box_5f_yellow">
      <style:graphic-properties draw:fill-color="#ccffff"/>
      <style:paragraph-properties fo:margin-left="0cm" fo:margin-right="0cm" fo:text-indent="0cm"/>
      <style:text-properties fo:font-size="20pt" fo:font-weight="normal"/>
    </style:style>
    <style:style style:name="osi_5f_device" style:display-name="osi_device" style:family="graphic" style:parent-style-name="standard_5f_box_5f_yellow">
      <style:graphic-properties draw:fill-color="#ccffff"/>
      <style:text-properties fo:font-size="24pt" fo:font-weight="normal"/>
    </style:style>
    <style:style style:name="_34__5f_view_5f_box" style:display-name="4_view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_5f_yellow">
      <style:graphic-properties draw:marker-start="Arrow" draw:marker-start-width="0.3cm" draw:marker-end="Arrow" draw:marker-end-width="0.3cm"/>
    </style:style>
    <style:style style:name="_34__2b_1_5f_view_5f_box" style:display-name="4+1_view_box" style:family="graphic" style:parent-style-name="standard_5f_box_5f_yellow">
      <style:paragraph-properties fo:margin-left="0cm" fo:margin-right="0cm" fo:text-indent="0cm"/>
      <style:text-properties fo:font-weight="normal"/>
    </style:style>
    <style:style style:name="uml_5f_inheritance" style:display-name="uml_inheritance" style:family="graphic" style:parent-style-name="standard_5f_arrow_5f_yellow">
      <style:graphic-properties draw:marker-end="Symmetric_20_Arrow" draw:marker-end-width="0.8cm"/>
      <style:text-properties fo:font-weight="normal"/>
    </style:style>
    <style:style style:name="uml_5f_inheritance_5f_cover" style:display-name="uml_inheritance_cover" style:family="graphic" style:parent-style-name="standard_5f_arrow_5f_yellow">
      <style:graphic-properties svg:stroke-color="#000000" draw:marker-end="Symmetric_20_Arrow" draw:marker-end-width="0.6cm"/>
    </style:style>
    <style:style style:name="uml_5f_role_5f_highlighted" style:display-name="uml_role_highlighted" style:family="graphic" style:parent-style-name="uml_5f_role">
      <style:graphic-properties svg:stroke-color="#ff8080"/>
    </style:style>
    <style:style style:name="uml_5f_association_5f_highlighted" style:display-name="uml_association_highlighted" style:family="graphic" style:parent-style-name="uml_5f_association">
      <style:graphic-properties svg:stroke-color="#ff8080" draw:fill="none"/>
    </style:style>
    <style:style style:name="language_5f_box" style:display-name="language_box" style:family="graphic" style:parent-style-name="standard_5f_box_5f_yellow">
      <style:graphic-properties draw:stroke="none"/>
      <style:text-properties fo:font-size="16pt"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_5f_yellow">
      <style:graphic-properties svg:stroke-color="#ff8080" draw:marker-end="Arrow" draw:marker-end-width="0.3cm"/>
      <style:text-properties fo:font-weight="normal"/>
    </style:style>
    <style:style style:name="uml_5f_class_5f_name" style:display-name="uml_class_name" style:family="graphic" style:parent-style-name="standard_5f_box_5f_yellow">
      <style:graphic-properties fo:min-height="0.099cm"/>
      <style:paragraph-properties fo:margin-left="0cm" fo:margin-right="0cm" fo:text-indent="0cm"/>
      <style:text-properties fo:font-size="16pt" fo:font-weight="bold"/>
    </style:style>
    <style:style style:name="uml_5f_member" style:display-name="uml_member" style:family="graphic" style:parent-style-name="standard_5f_box_5f_yellow">
      <style:graphic-properties fo:min-height="0.099cm"/>
      <style:paragraph-properties fo:margin-left="0cm" fo:margin-right="0cm" fo:text-align="start" fo:text-indent="0cm"/>
      <style:text-properties fo:font-size="16pt" fo:font-weight="normal"/>
    </style:style>
    <style:style style:name="uml_5f_association" style:display-name="uml_association" style:family="graphic" style:parent-style-name="standard_5f_line">
      <style:graphic-properties draw:marker-end-width="0.3cm"/>
      <style:text-properties fo:font-weight="normal"/>
    </style:style>
    <style:style style:name="uml_5f_dependency" style:display-name="uml_dependency" style:family="graphic" style:parent-style-name="uml_5f_association">
      <style:graphic-properties draw:stroke="dash" draw:stroke-dash="Fine_20_Dashe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 style:display-name="uml_comment"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comment_5f_dependency" style:display-name="uml_comment_dependency" style:family="graphic" style:parent-style-name="uml_5f_dependency">
      <style:graphic-properties draw:stroke="dash" draw:stroke-dash="Fine_20_Dashed" svg:stroke-color="#ccffff"/>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package" style:display-name="uml_package" style:family="graphic" style:parent-style-name="standard_5f_box_5f_yellow">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lack_5f_font_5f_bold_5f_label" style:display-name="uml_black_font_bold_label" style:family="graphic" style:parent-style-name="uml_5f_label">
      <style:text-properties fo:color="#000000" fo:font-weight="bold"/>
    </style:style>
    <style:style style:name="uml_5f_package_5f_dependency" style:display-name="uml_package_dependency" style:family="graphic" style:parent-style-name="uml_5f_directed_5f_dependency">
      <style:graphic-properties svg:stroke-color="#9999ff"/>
    </style:style>
    <style:style style:name="services_5f_text" style:display-name="services_text" style:family="graphic" style:parent-style-name="standard_5f_text_5f_28">
      <style:paragraph-properties fo:margin-left="0cm" fo:margin-right="0cm" fo:line-height="150%" fo:text-indent="0cm"/>
    </style:style>
    <style:style style:name="uml_5f_bidirectional_5f_role" style:display-name="uml_bidirectional_role" style:family="graphic" style:parent-style-name="uml_5f_role">
      <style:graphic-properties draw:marker-start="Arrow"/>
    </style:style>
    <style:style style:name="standard_5f_text_5f_right_5f_aligned" style:display-name="standard_text_right_aligned" style:family="graphic" style:parent-style-name="standard_5f_text_5f_28">
      <style:paragraph-properties fo:text-align="end"/>
    </style:style>
    <style:style style:name="universal_5f_text" style:display-name="universal_text" style:family="graphic" style:parent-style-name="standard_5f_text_5f_28">
      <style:paragraph-properties fo:text-align="center"/>
      <style:text-properties fo:font-weight="normal"/>
    </style:style>
    <style:style style:name="standard_5f_box_5f_highlighted" style:display-name="standard_box_highlighted" style:family="graphic" style:parent-style-name="standard_5f_box_5f_yellow">
      <style:graphic-properties draw:fill-color="#ff8080"/>
      <style:text-properties fo:font-size="20pt" fo:font-weight="normal"/>
    </style:style>
    <style:style style:name="standard_5f_box_5f_green" style:display-name="standard_box_green" style:family="graphic" style:parent-style-name="standard_5f_box_5f_yellow">
      <style:graphic-properties draw:fill-color="#ccffff"/>
      <style:paragraph-properties fo:margin-left="0cm" fo:margin-right="0cm" fo:text-indent="0cm"/>
    </style:style>
    <style:style style:name="scaling_5f_tier" style:display-name="scaling_tier" style:family="graphic" style:parent-style-name="standard_5f_box_5f_yellow">
      <style:graphic-properties draw:stroke="solid" svg:stroke-color="#ffffcc" draw:fill="none" draw:textarea-vertical-align="top"/>
      <style:paragraph-properties fo:margin-left="0cm" fo:margin-right="0cm" fo:text-align="center" fo:text-indent="0cm"/>
      <style:text-properties fo:color="#ffffcc" fo:font-weight="normal"/>
    </style:style>
    <style:style style:name="scaling_5f_processor" style:display-name="scaling_processor" style:family="graphic" style:parent-style-name="standard_5f_box_5f_yellow">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_5f_yellow">
      <style:graphic-properties draw:fill-color="#ff8080"/>
      <style:text-properties fo:font-size="16pt" fo:font-weight="normal"/>
    </style:style>
    <style:style style:name="scaling_5f_input_5f_output" style:display-name="scaling_input_output" style:family="graphic" style:parent-style-name="standard_5f_box_5f_yellow">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logical_5f_vertical" style:display-name="logical_vertical" style:family="graphic" style:parent-style-name="standard_5f_box_5f_yellow">
      <style:graphic-properties draw:stroke="none" draw:fill-color="#9999ff"/>
      <style:paragraph-properties fo:margin-left="0cm" fo:margin-right="0cm" fo:text-indent="0cm"/>
    </style:style>
    <style:style style:name="logical_5f_horizontal" style:display-name="logical_horizontal" style:family="graphic" style:parent-style-name="standard_5f_box_5f_yellow">
      <style:graphic-properties draw:stroke="none" draw:textarea-vertical-align="middle"/>
      <style:paragraph-properties fo:margin-left="0cm" fo:margin-right="0cm" fo:text-indent="0cm"/>
    </style:style>
    <style:style style:name="logical_5f_system" style:display-name="logical_system" style:family="graphic" style:parent-style-name="standard_5f_box_5f_yellow">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paradigm_5f_box" style:display-name="paradigm_box" style:family="graphic" style:parent-style-name="standard_5f_box_5f_yellow">
      <style:paragraph-properties fo:margin-left="0cm" fo:margin-right="0cm" fo:text-indent="0cm">
        <style:tab-stops/>
      </style:paragraph-properties>
      <style:text-properties fo:font-weight="normal"/>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standard_5f_arrow_5f_blue" style:display-name="standard_arrow_blue" style:family="graphic" style:parent-style-name="standard_5f_arrow_5f_yellow">
      <style:graphic-properties svg:stroke-color="#9999ff"/>
      <style:text-properties fo:text-shadow="none" fo:font-weight="normal"/>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_5f_yellow">
      <style:graphic-properties draw:fill-color="#9999ff" draw:textarea-vertical-align="top" fo:padding-right="0.5cm"/>
      <style:paragraph-properties fo:text-align="end">
        <style:tab-stops/>
      </style:paragraph-properties>
      <style:text-properties fo:font-size="24pt" fo:font-weight="normal"/>
    </style:style>
    <style:style style:name="standard_5f_box_5f_grey" style:display-name="standard_box_grey" style:family="graphic" style:parent-style-name="standard_5f_box_5f_yellow">
      <style:graphic-properties draw:fill-color="#c0c0c0"/>
    </style:style>
    <style:style style:name="sixpack_5f_domain" style:display-name="sixpack_domain" style:family="graphic" style:parent-style-name="standard_5f_box_5f_grey">
      <style:graphic-properties draw:fill-color="#808080"/>
      <style:text-properties fo:font-size="24pt" fo:font-weight="normal"/>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e" style:display-name="sixpack_de" style:family="graphic">
      <style:graphic-properties draw:stroke="dash" draw:stroke-dash="Fine_20_Dashed" svg:stroke-color="#808080" draw:fill="none" draw:fill-color="#ffffff" draw:textarea-vertical-align="top" draw:auto-grow-height="false" draw:auto-grow-width="false" fo:max-height="0cm" fo:min-height="0cm" fo:padding-top="0.2cm" fo:padding-left="0.2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graphic-properties draw:stroke="dash" draw:stroke-dash="Fine_20_Dashed" svg:stroke-color="#9999ff"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area" style:display-name="feature_area" style:family="graphic" style:parent-style-name="standard_5f_area_5f_white"/>
    <style:style style:name="standard_5f_area_5f_white" style:display-name="standard_area_white" style:family="graphic" style:parent-style-name="standard_20__28_user_29_">
      <style:graphic-properties draw:fill="solid" draw:fill-color="#ffffff" draw:fill-image-width="0cm" draw:fill-image-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weight="normal"/>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color="#9999ff"/>
    </style:style>
    <style:style style:name="standard_5f_list_5f_16" style:display-name="standard_list_16" style:family="graphic" style:parent-style-name="standard_5f_list_5f_28">
      <style:graphic-properties draw:stroke="none" svg:stroke-color="#000000" draw:fill="none" draw:fill-color="#ffffff" draw:auto-grow-height="false" draw:auto-grow-width="false" fo:max-height="0cm" fo:min-height="0cm"/>
      <style:paragraph-properties fo:margin-left="0cm" fo:margin-right="0cm" fo:text-indent="0cm"/>
      <style:text-properties fo:font-size="16pt" fo:font-weight="normal"/>
    </style:style>
    <style:style style:name="standard_5f_heading_5f_16" style:display-name="standard_heading_16" style:family="graphic" style:parent-style-name="standard_5f_heading_5f_28">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true" fo:text-indent="0cm" style:text-autospace="ideograph-alpha" style:punctuation-wrap="simple" style:line-break="strict">
        <style:tab-stops/>
      </style:paragraph-properties>
      <style:text-properties fo:color="#ccff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_5f_28">
      <style:graphic-properties fo:min-height="5cm">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modelcode_5f_model" style:display-name="modelcode_model" style:family="graphic" style:parent-style-name="standard_5f_box_5f_yellow">
      <style:graphic-properties draw:fill-color="#ccffff"/>
      <style:text-properties fo:font-weight="normal"/>
    </style:style>
    <style:style style:name="standard_5f_heading_5f_24" style:display-name="standard_heading_24" style:family="graphic" style:parent-style-name="standard_5f_heading_5f_28">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ccffff"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heading_5f_20" style:display-name="standard_heading_20" style:family="graphic" style:parent-style-name="standard_5f_heading_5f_28">
      <style:paragraph-properties fo:margin-left="0cm" fo:margin-right="0cm" fo:text-indent="0cm"/>
      <style:text-properties fo:font-size="20pt" fo:font-weight="normal"/>
    </style:style>
    <style:style style:name="standard_5f_text_5f_20" style:display-name="standard_text_20" style:family="graphic" style:parent-style-name="standard_5f_text_5f_28">
      <style:graphic-properties svg:stroke-color="#000000" draw:auto-grow-width="false" fo:max-height="0cm"/>
      <style:text-properties fo:font-size="20pt" fo:font-weight="normal"/>
    </style:style>
    <style:style style:name="modelcode_5f_arrow" style:display-name="modelcode_arrow" style:family="graphic" style:parent-style-name="standard_5f_arrow_5f_yellow">
      <style:graphic-properties draw:marker-end="Arrow" draw:marker-end-width="0.3cm"/>
    </style:style>
    <style:style style:name="nervoussystem_5f_box" style:display-name="nervoussystem_box" style:family="graphic" style:parent-style-name="standard_5f_box_5f_yellow">
      <style:text-properties fo:font-size="18pt" fo:font-weight="normal"/>
    </style:style>
    <style:style style:name="concerns_5f_box" style:display-name="concerns_box" style:family="graphic" style:parent-style-name="standard_5f_box_5f_yellow">
      <style:paragraph-properties fo:margin-left="0cm" fo:margin-right="0cm" fo:text-indent="0cm"/>
      <style:text-properties fo:font-size="24pt" fo:font-weight="normal"/>
    </style:style>
    <style:style style:name="separation_5f_application_5f_domain" style:display-name="separation_application_domain" style:family="graphic" style:parent-style-name="standard_5f_box_5f_yellow">
      <style:graphic-properties draw:stroke="none" draw:fill-color="#c0c0c0" draw:opacity="60%" draw:textarea-vertical-align="top" draw:shadow-opacity="60%"/>
      <style:paragraph-properties fo:margin-left="0cm" fo:margin-right="0cm" fo:text-indent="0cm"/>
      <style:text-properties fo:font-weight="normal"/>
    </style:style>
    <style:style style:name="separation_5f_system_5f_knowledge" style:display-name="separation_system_knowledge" style:family="graphic" style:parent-style-name="standard_5f_box_5f_yellow">
      <style:graphic-properties draw:stroke="none" draw:fill-color="#9999ff" draw:opacity="80%" draw:textarea-horizontal-align="left" draw:shadow-opacity="80%"/>
      <style:paragraph-properties fo:margin-left="0cm" fo:margin-right="0cm" fo:text-indent="0cm"/>
    </style:style>
    <style:style style:name="taxonomy_5f_heading" style:display-name="taxonomy_heading" style:family="graphic" style:parent-style-name="standard_5f_text_5f_28">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_5f_28">
      <style:graphic-properties draw:stroke="solid" svg:stroke-color="#9999ff" draw:textarea-vertical-align="middle">
        <text:list-style>
          <text:list-level-style-bullet text:level="1" text:bullet-char="•">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processing_5f_box" style:display-name="processing_box" style:family="graphic" style:parent-style-name="standard_5f_box_5f_yellow">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system_5f_memory" style:display-name="system_memory" style:family="graphic" style:parent-style-name="standard_5f_box_5f_yellow">
      <style:graphic-properties draw:stroke="solid" draw:fill="none" draw:fill-color="#9999ff"/>
      <style:text-properties fo:font-weight="normal"/>
    </style:style>
    <style:style style:name="system_5f_cyboi" style:display-name="system_cyboi" style:family="graphic" style:parent-style-name="standard_5f_box_5f_yellow">
      <style:graphic-properties draw:stroke="none" draw:fill-color="#c0c0c0" draw:textarea-vertical-align="bottom"/>
      <style:paragraph-properties fo:margin-left="0cm" fo:margin-right="0cm" fo:text-align="center" fo:text-indent="0cm"/>
      <style:text-properties fo:font-weight="normal"/>
    </style:style>
    <style:style style:name="system_5f_arrow" style:display-name="system_arrow" style:family="graphic" style:parent-style-name="standard_5f_arrow_5f_yellow">
      <style:graphic-properties svg:stroke-color="#ff8080"/>
      <style:text-properties fo:text-shadow="none"/>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processing_5f_frame" style:display-name="system_processing_frame" style:family="graphic">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Free Helvetian'" style:font-style-name="Regular"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ff8080" draw:marker-start-width="1.05cm" draw:marker-end="Symmetric_20_Arrow" draw:marker-end-width="1cm"/>
    </style:style>
    <style:style style:name="standard_5f_arrow_5f_red" style:display-name="standard_arrow_red" style:family="graphic" style:parent-style-name="standard_5f_arrow_5f_yellow">
      <style:graphic-properties svg:stroke-color="#ff8080"/>
      <style:text-properties fo:font-weight="normal"/>
    </style:style>
    <style:style style:name="character_5f_box" style:display-name="character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arrow" style:display-name="character_arrow" style:family="graphic" style:parent-style-name="standard_5f_arrow_5f_yellow">
      <style:graphic-properties draw:marker-end="Arrow" draw:marker-end-width="0.3cm"/>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description" style:display-name="character_description" style:family="graphic" style:parent-style-name="standard_5f_text_5f_28">
      <style:graphic-properties draw:stroke="none" svg:stroke-color="#000000" draw:fill="none" draw:fill-color="#ffffff" draw:auto-grow-height="false" draw:auto-grow-width="false" fo:max-height="0cm" fo:min-height="11.054cm"/>
      <style:paragraph-properties fo:margin-left="0cm" fo:margin-right="0cm" fo:text-indent="0cm"/>
      <style:text-properties fo:font-weight="normal"/>
    </style:style>
    <style:style style:name="tool_5f_table_5f_header" style:display-name="tool_table_header"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_5f_yellow">
      <style:paragraph-properties fo:margin-left="0cm" fo:margin-right="0cm" fo:text-align="start" fo:text-indent="0cm"/>
      <style:text-properties fo:font-size="16pt" fo:font-weight="normal"/>
    </style:style>
    <style:style style:name="tool_5f_sign" style:display-name="tool_sign" style:family="graphic" style:parent-style-name="standard_20__28_user_29_">
      <style:graphic-properties draw:stroke="solid" svg:stroke-color="#ffffcc" draw:fill="solid" draw:fill-color="#000000" draw:auto-grow-height="false" draw:auto-grow-width="false" fo:max-height="0cm" fo:min-height="0cm"/>
      <style:paragraph-properties fo:margin-left="0cm" fo:margin-right="0cm"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model_5f_text_5f_highlighted" style:display-name="model_text_highlighted" style:family="graphic" style:parent-style-name="model_5f_text">
      <style:text-properties fo:color="#ff8080" style:font-relief="engraved"/>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systematics_5f_text" style:display-name="systematics_text" style:family="graphic" style:parent-style-name="standard_5f_text_5f_16">
      <style:graphic-properties draw:fill="none" draw:fill-color="#ffffcc">
        <text:list-style>
          <text:list-level-style-bullet text:level="1" text:bullet-char="•">
            <style:text-properties fo:font-family="StarSymbol" style:font-charset="x-symbol" style:use-window-font-color="true" fo:font-size="100%"/>
          </text:list-level-style-bullet>
          <text:list-level-style-bullet text:level="2" text:bullet-char="•">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color="#ffffcc" fo:font-size="20pt" fo:font-weight="normal"/>
    </style:style>
    <style:style style:name="systematics_5f_heading" style:display-name="systematics_heading" style:family="graphic" style:parent-style-name="standard_5f_box_5f_green">
      <style:graphic-properties draw:stroke="solid">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size="24pt" fo:font-weight="normal"/>
    </style:style>
    <style:style style:name="systematics_5f_text_5f_small" style:display-name="systematics_text_small" style:family="graphic" style:parent-style-name="systematics_5f_text">
      <style:paragraph-properties fo:margin-left="0cm" fo:margin-right="0cm" fo:text-indent="0cm"/>
      <style:text-properties fo:font-size="16pt"/>
    </style:style>
    <style:style style:name="systematics_5f_text_5f_green" style:display-name="systematics_text_green" style:family="graphic" style:parent-style-name="systematics_5f_text">
      <style:paragraph-properties fo:text-align="center"/>
      <style:text-properties fo:color="#ccffff" fo:font-size="28pt" fo:font-weight="bold"/>
    </style:style>
    <style:style style:name="systematics_5f_text_5f_red" style:display-name="systematics_text_red" style:family="graphic" style:parent-style-name="systematics_5f_text">
      <style:paragraph-properties fo:margin-left="0cm" fo:margin-right="0cm" fo:text-align="center" fo:text-indent="0cm"/>
      <style:text-properties fo:color="#ff8080" fo:font-size="28pt" fo:font-weight="bold"/>
    </style:style>
    <style:style style:name="systematics_5f_text_5f_yellow" style:display-name="systematics_text_yellow" style:family="graphic" style:parent-style-name="systematics_5f_text">
      <style:paragraph-properties fo:text-align="center"/>
      <style:text-properties fo:color="#ffffcc" fo:font-size="28pt" fo:font-weight="bold"/>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uml_5f_inheritance_5f_interrupted" style:display-name="uml_inheritance_interrupted" style:family="graphic" style:parent-style-name="uml_5f_inheritance">
      <style:graphic-properties draw:stroke="dash" draw:stroke-dash="Fine_20_Dashed"/>
    </style:style>
    <style:style style:name="blackbox_5f_arrow" style:display-name="blackbox_arrow" style:family="graphic" style:parent-style-name="standard_5f_arrow_5f_yellow">
      <style:graphic-properties svg:stroke-color="#ff8080"/>
    </style:style>
    <style:style style:name="blackbox_5f_label" style:display-name="blackbox_label" style:family="graphic" style:parent-style-name="standard_5f_label">
      <style:graphic-properties fo:min-height="1cm"/>
      <style:paragraph-properties fo:margin-left="0cm" fo:margin-right="0cm" fo:text-indent="0cm"/>
    </style:style>
    <style:style style:name="blackbox_5f_system" style:display-name="blackbox_system" style:family="graphic" style:parent-style-name="standard_5f_box_5f_grey">
      <style:graphic-properties draw:textarea-vertical-align="bottom"/>
      <style:paragraph-properties fo:margin-left="0cm" fo:margin-right="0cm" fo:text-indent="0cm"/>
      <style:text-properties fo:font-weight="normal"/>
    </style:style>
    <style:style style:name="blackbox_5f_model" style:display-name="blackbox_model" style:family="graphic">
      <style:paragraph-properties fo:margin-left="0cm" fo:margin-right="0cm" fo:text-indent="0cm"/>
      <style:text-properties fo:font-weight="normal"/>
    </style:style>
    <style:style style:name="blackbox_5f_knowledge" style:display-name="blackbox_knowledge" style:family="graphic" style:parent-style-name="standard_5f_box_5f_yellow">
      <style:graphic-properties draw:stroke="none" draw:fill-color="#9999ff" draw:textarea-vertical-align="top"/>
      <style:paragraph-properties fo:margin-left="0cm" fo:margin-right="0cm" fo:text-indent="0cm"/>
      <style:text-properties fo:font-weight="normal"/>
    </style:style>
    <style:style style:name="blackbox_5f_line" style:display-name="blackbox_line" style:family="graphic" style:parent-style-name="standard_5f_line">
      <style:graphic-properties svg:stroke-color="#ff8080"/>
    </style:style>
    <style:style style:name="blackbox_5f_label_5f_red" style:display-name="blackbox_label_red" style:family="graphic" style:parent-style-name="blackbox_5f_label">
      <style:paragraph-properties fo:margin-left="0cm" fo:margin-right="0cm" fo:text-indent="0cm"/>
      <style:text-properties fo:color="#ff8080" fo:text-shadow="1pt 1pt"/>
    </style:style>
    <style:style style:name="conversation_5f_box" style:display-name="conversation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_5f_yell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simplification_5f_system" style:display-name="simplification_system" style:family="graphic" style:parent-style-name="standard_5f_box_5f_grey">
      <style:paragraph-properties fo:margin-left="0cm" fo:margin-right="0cm" fo:text-indent="0cm"/>
      <style:text-properties fo:font-weight="normal"/>
    </style:style>
    <style:style style:name="transition_5f_activity" style:display-name="transition_activity" style:family="graphic" style:parent-style-name="standard_5f_text_5f_28">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ffff" fo:text-shadow="none" fo:font-weight="normal"/>
    </style:style>
    <style:style style:name="transition_5f_model" style:display-name="transition_model" style:family="graphic" style:parent-style-name="standard_5f_box_5f_yellow">
      <style:graphic-properties draw:fill-color="#9999ff" draw:textarea-vertical-align="top"/>
      <style:paragraph-properties fo:margin-left="0cm" fo:margin-right="0cm" fo:text-indent="0cm"/>
      <style:text-properties fo:font-weight="normal"/>
    </style:style>
    <style:style style:name="transition_5f_arrow" style:display-name="transition_arrow" style:family="graphic" style:parent-style-name="standard_5f_arrow_5f_yellow">
      <style:graphic-properties svg:stroke-width="0.1cm" svg:stroke-color="#ccffff" draw:marker-start-width="0.45cm" draw:marker-end-width="0.45cm" draw:shadow="hidden"/>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filter" style:display-name="transition_filter" style:family="graphic" style:parent-style-name="standard_5f_text_5f_28">
      <style:graphic-properties draw:textarea-vertical-align="middle">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ff8080"/>
    </style:style>
    <style:style style:name="standard_5f_contents_5f_topic" style:display-name="standard_contents_topic" style:family="graphic" style:parent-style-name="standard_5f_contents">
      <style:graphic-properties draw:fill="none" draw:fill-color="#9999ff" draw:textarea-vertical-align="middle" draw:auto-grow-height="false" draw:shadow="hidden" draw:shadow-offset-x="0.049cm" draw:shadow-offset-y="0.049cm" draw:shadow-color="#000000"/>
      <style:paragraph-properties fo:text-align="center">
        <style:tab-stops/>
      </style:paragraph-properties>
      <style:text-properties fo:color="#9999ff" fo:font-weight="normal" style:font-relief="engraved"/>
    </style:style>
    <style:style style:name="uml_5f_method" style:display-name="uml_method" style:family="graphic" style:parent-style-name="standard_5f_box_5f_yellow">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ranslators_5f_extract" style:display-name="translators_extract" style:family="graphic" style:parent-style-name="standard_5f_box_5f_yellow">
      <style:paragraph-properties fo:margin-left="0cm" fo:margin-right="0cm" fo:text-indent="0cm"/>
      <style:text-properties fo:font-size="24pt" fo:font-weight="normal"/>
    </style:style>
    <style:style style:name="translators_5f_domain" style:display-name="translators_domain" style:family="graphic" style:parent-style-name="standard_5f_box_5f_yellow">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_5f_yellow">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_5f_yellow"/>
    <style:style style:name="groups_5f_organisation" style:display-name="groups_organisation" style:family="graphic" style:parent-style-name="standard_5f_box_5f_yellow">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size="18pt" fo:font-weight="normal"/>
    </style:style>
    <style:style style:name="triumvirate_5f_box" style:display-name="triumvirate_box" style:family="graphic" style:parent-style-name="standard_5f_box_5f_yellow">
      <style:graphic-properties draw:stroke="solid" draw:fill-color="#9999ff" draw:textarea-vertical-align="top"/>
      <style:text-properties fo:font-size="24pt" fo:font-weight="normal"/>
    </style:style>
    <style:style style:name="triumvirate_5f_arrow" style:display-name="triumvirate_arrow" style:family="graphic" style:parent-style-name="standard_5f_arrow_5f_yellow">
      <style:graphic-properties svg:stroke-color="#9999ff"/>
    </style:style>
    <style:style style:name="triumvirate_5f_label" style:display-name="triumvirate_label" style:family="graphic" style:parent-style-name="standard_5f_label">
      <style:graphic-properties svg:stroke-color="#000000" draw:auto-grow-width="false" fo:max-height="0cm"/>
      <style:text-properties fo:color="#9999ff" fo:font-size="24pt" fo:text-shadow="none" fo:font-weight="normal"/>
    </style:style>
    <style:style style:name="computer_5f_computer" style:display-name="computer_computer" style:family="graphic" style:parent-style-name="standard_5f_box_5f_yellow">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_5f_yellow">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_5f_yellow">
      <style:graphic-properties draw:fill-color="#9999ff" draw:textarea-vertical-align="top"/>
      <style:paragraph-properties fo:margin-left="0cm" fo:margin-right="0cm" fo:text-align="start" fo:text-indent="0cm"/>
      <style:text-properties fo:font-size="16pt" fo:font-weight="normal"/>
    </style:style>
    <style:style style:name="modelling_5f_code" style:display-name="modelling_code" style:family="graphic" style:parent-style-name="standard_5f_code">
      <style:paragraph-properties fo:margin-left="0cm" fo:margin-right="0cm" fo:text-indent="0cm"/>
      <style:text-properties fo:font-size="16pt" fo:font-weight="normal"/>
    </style:style>
    <style:style style:name="modelling_5f_elements" style:display-name="modelling_element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808080"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_5f_yellow">
      <style:graphic-properties draw:fill="bitmap" draw:fill-color="#9999ff" draw:fill-image-name="Red_20_Wall"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ffffcc" style:text-outline="false" fo:text-shadow="1pt 1pt"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_5f_yellow">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ext-properties fo:font-size="24pt" fo:font-weight="normal"/>
    </style:style>
    <style:style style:name="merger_5f_row" style:display-name="merger_row" style:family="graphic" style:parent-style-name="standard_5f_box_5f_grey">
      <style:graphic-properties draw:stroke="none" draw:textarea-vertical-align="middle"/>
      <style:paragraph-properties fo:text-align="start"/>
      <style:text-properties fo:font-size="16pt" fo:font-weight="normal"/>
    </style:style>
    <style:style style:name="dependencies_5f_arrow_5f_dependency" style:display-name="dependencies_arrow_dependency" style:family="graphic" style:parent-style-name="standard_5f_arrow_5f_yellow">
      <style:graphic-properties svg:stroke-width="0.5cm" svg:stroke-color="#9999ff" draw:marker-start-width="1cm" draw:marker-end="Symmetric_20_Arrow" draw:marker-end-width="1.2cm"/>
    </style:style>
    <style:style style:name="dependencies_5f_arrow_5f_control" style:display-name="dependencies_arrow_control" style:family="graphic" style:parent-style-name="standard_5f_arrow_5f_yellow">
      <style:graphic-properties svg:stroke-width="0.2cm" svg:stroke-color="#ff8080" draw:marker-start-width="0.6cm" draw:marker-end="Symmetric_20_Arrow" draw:marker-end-width="0.6cm"/>
    </style:style>
    <style:style style:name="dependencies_5f_legend_5f_control" style:display-name="dependencies_legend_control" style:family="graphic" style:parent-style-name="standard_5f_text_5f_28">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font-weight="normal" style:font-relief="engraved"/>
    </style:style>
    <style:style style:name="dependencies_5f_legend_5f_dependency" style:display-name="dependencies_legend_dependency" style:family="graphic" style:parent-style-name="standard_5f_text_5f_28">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font-weight="normal" style:font-relief="engraved"/>
    </style:style>
    <style:style style:name="horse_5f_lasso" style:display-name="horse_lasso" style:family="graphic" style:parent-style-name="standard_5f_area_5f_white">
      <style:graphic-properties draw:stroke="dash" draw:stroke-dash="Fine_20_Dashed" svg:stroke-color="#9999ff" draw:fill="none" draw:fill-color="#9999ff"/>
    </style:style>
    <style:style style:name="horse_5f_name" style:display-name="horse_name" style:family="graphic" style:parent-style-name="standard_5f_text_5f_28">
      <style:graphic-properties fo:min-height="4.778cm"/>
      <style:paragraph-properties fo:margin-left="0cm" fo:margin-right="0cm" fo:text-align="center" fo:text-indent="0cm"/>
      <style:text-properties fo:color="#9999ff" fo:text-shadow="none" fo:font-weight="normal" style:font-relief="engraved"/>
    </style:style>
    <style:style style:name="horse_5f_characteristics" style:display-name="horse_characteristic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ffffcc" fo:text-shadow="none" fo:font-weight="normal"/>
    </style:style>
    <style:style style:name="physical_5f_arrow_5f_bidirectional" style:display-name="physical_arrow_bidirectional" style:family="graphic" style:parent-style-name="standard_5f_arrow_5f_yellow">
      <style:graphic-properties svg:stroke-color="#ff8080" draw:marker-start="Arrow"/>
    </style:style>
    <style:style style:name="vision_5f_label" style:display-name="vision_label" style:family="graphic" style:parent-style-name="standard_5f_box_5f_yellow">
      <style:graphic-properties draw:stroke="none" draw:fill="none"/>
      <style:paragraph-properties fo:margin-left="0cm" fo:margin-right="0cm" fo:text-indent="0cm"/>
      <style:text-properties fo:color="#ff8080" fo:font-weight="normal"/>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cybom_5f_traditional" style:display-name="cybom_traditional" style:family="graphic" style:parent-style-name="standard_5f_text_5f_28">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_5f_28">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radesign_5f_web" style:display-name="radesign_web" style:family="graphic" style:parent-style-name="standard_5f_box_5f_yellow">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_5f_yellow">
      <style:graphic-properties svg:stroke-color="#808080"/>
    </style:style>
    <style:style style:name="radesign_5f_line" style:display-name="radesign_line" style:family="graphic" style:parent-style-name="standard_5f_line">
      <style:graphic-properties svg:stroke-color="#808080"/>
    </style:style>
    <style:style style:name="radesign_5f_domain" style:display-name="radesign_domain" style:family="graphic" style:parent-style-name="standard_5f_box_5f_yellow">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_5f_yellow">
      <style:paragraph-properties fo:margin-left="0cm" fo:margin-right="0cm" fo:text-indent="0cm"/>
      <style:text-properties fo:font-size="16pt" fo:font-weight="normal"/>
    </style:style>
    <style:style style:name="universal_5f_arrow" style:display-name="universal_arrow" style:family="graphic" style:parent-style-name="standard_5f_arrow_5f_yellow">
      <style:graphic-properties svg:stroke-width="0.3cm" svg:stroke-color="#9999ff" draw:marker-start-width="0.75cm" draw:marker-end-width="0.75cm"/>
    </style:style>
    <style:style style:name="universal_5f_heading" style:display-name="universal_heading" style:family="graphic" style:parent-style-name="standard_5f_heading_5f_28">
      <style:graphic-properties svg:stroke-color="#000000" draw:auto-grow-width="false" fo:max-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Regular" style:font-family-generic="swiss" style:font-pitch="variable" fo:font-size="16pt" fo:font-weight="normal"/>
    </style:style>
    <style:style style:name="uml_5f_communication" style:display-name="uml_communication" style:family="graphic" style:parent-style-name="standard">
      <style:graphic-properties draw:stroke="solid" svg:stroke-color="#c0c0c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ffffcc" fo:font-family="Helvetica" style:font-style-name="Regular" style:font-family-generic="swiss" style:font-pitch="variable" fo:font-weight="normal"/>
    </style:style>
    <style:style style:name="building_5f_line" style:display-name="building_line" style:family="graphic">
      <style:graphic-properties draw:stroke="solid" svg:stroke-color="#ffffcc" draw:fill="none" draw:fill-color="#ffffff" draw:fill-image-width="0cm" draw:fill-image-height="0cm" draw:textarea-horizontal-align="left" draw:auto-grow-height="true" draw:auto-grow-width="true" fo:min-height="0cm" fo:min-width="0cm"/>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wrap" draw:shadow="hidden" draw:shadow-offset-x="0.1cm" draw:shadow-offset-y="0.1cm" draw:shadow-color="#808080" draw:shadow-opacity="10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title_5f_organisation" style:display-name="title_organisation" style:family="graphic" style:parent-style-name="standard_20__28_user_29_">
      <style:graphic-properties draw:stroke="none" draw:fill="none" draw:fill-image-width="0cm" draw:fill-image-height="0cm" draw:textarea-vertical-align="middle" draw:auto-grow-height="fals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fo:color="#e6e6ff"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constructive_5f_practice_5f_theory" style:display-name="constructive_practice_theory" style:family="graphic" style:parent-style-name="standard_20__28_user_29_">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color="#ffffcc" fo:font-family="'Free Helvetian'" style:font-style-name="Regular" style:font-pitch="variable"/>
    </style:style>
    <style:style style:name="constructive_5f_step" style:display-name="constructive_step" style:family="graphic" style:parent-style-name="standard_20__28_user_29_">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Free Helvetian'" style:font-style-name="Regular" style:font-pitch="variable" fo:font-size="20pt"/>
    </style:style>
    <style:style style:name="constructive_5f_arrow" style:display-name="constructive_arrow" style:family="graphic" style:parent-style-name="standard_5f_arrow_5f_yellow">
      <style:graphic-properties svg:stroke-color="#9999ff" draw:marker-end="Rounded_20_short_20_Arrow" draw:marker-end-width="0.5cm" draw:fill="none" draw:fill-image-width="0cm" draw:fill-image-height="0cm"/>
    </style:style>
    <style:style style:name="constructive_5f_highlighted_5f_frame" style:display-name="constructive_highlighted_frame" style:family="graphic">
      <style:graphic-properties svg:stroke-width="0.3cm" svg:stroke-color="#ff8080" draw:marker-start-width="0.65cm" draw:marker-end-width="0.65cm" draw:fill="none" draw:fill-image-width="0cm" draw:fill-image-height="0cm"/>
    </style:style>
    <style:style style:name="contents_5f_parts" style:display-name="contents_parts" style:family="graphic" style:parent-style-name="standard_20__28_user_29_">
      <style:graphic-properties draw:stroke="none" draw:fill="none" draw:fill-color="#ffffff" draw:textarea-horizontal-align="justify" draw:auto-grow-height="false" fo:min-height="16cm"/>
      <style:paragraph-properties fo:margin-left="0cm" fo:margin-right="0cm" fo:line-height="100%" fo:text-align="start" fo:text-indent="0cm"/>
      <style:text-properties fo:color="#ffffcc" fo:font-family="'Free Helvetian'" style:font-style-name="Regular" style:font-pitch="variable" fo:font-size="28pt" fo:text-shadow="none" style:text-underline-style="none" fo:font-weight="normal" style:font-relief="none"/>
    </style:style>
    <style:style style:name="standard_5f_list_5f_24" style:display-name="standard_list_24" style:family="graphic" style:parent-style-name="standard_5f_list_5f_28">
      <style:graphic-properties>
        <text:list-style>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1cm" fo:margin-right="0cm" text:enable-numbering="true" fo:text-indent="-1cm"/>
      <style:text-properties fo:font-size="24pt"/>
    </style:style>
    <style:style style:name="standard_5f_text_5f_24" style:display-name="standard_text_24" style:family="graphic" style:parent-style-name="standard_5f_list_5f_24">
      <style:paragraph-properties fo:margin-left="1cm" fo:margin-right="0cm" text:enable-numbering="false" fo:text-indent="-1cm"/>
      <style:text-properties fo:font-weight="normal"/>
    </style:style>
    <style:style style:name="standard_5f_list_5f_20" style:display-name="standard_list_20" style:family="graphic" style:parent-style-name="standard_5f_list_5f_24">
      <style:paragraph-properties fo:margin-left="1cm" fo:margin-right="0cm" text:enable-numbering="true" fo:text-indent="-1cm"/>
      <style:text-properties fo:font-size="20pt"/>
    </style:style>
    <style:style style:name="summary_5f_text" style:display-name="summary_text" style:family="graphic" style:parent-style-name="standard_5f_text_5f_20">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0%" fo:text-align="start" text:enable-numbering="false" fo:text-indent="0cm" style:text-autospace="ideograph-alpha" style:punctuation-wrap="simple" style:line-break="strict">
        <style:tab-stops/>
      </style:paragraph-properties>
      <style:text-properties fo:color="#ffffcc" style:text-outline="false" style:text-line-through-style="none" style:text-position="0% 100%" fo:font-family="'Free Helvetian'" style:font-style-name="Regular" style:font-pitch="variable" fo:font-size="24pt" fo:letter-spacing="normal" fo:language="en" fo:country="GB"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summary_5f_list" style:display-name="summary_list" style:family="graphic" style:parent-style-name="standard_5f_list_5f_28">
      <style:paragraph-properties fo:margin-left="1.2cm" fo:margin-right="0cm" fo:line-height="150%" text:enable-numbering="true" fo:text-indent="-0.6cm"/>
      <style:text-properties fo:font-size="28pt"/>
    </style:style>
    <style:style style:name="summary_5f_future" style:display-name="summary_future" style:family="graphic" style:parent-style-name="standard_20__28_user_29_">
      <style:graphic-properties draw:stroke="none" draw:fill="none" draw:fill-image-width="0cm" draw:fill-image-height="0cm" draw:textarea-vertical-align="middle" draw:auto-grow-height="fals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000000" fo:font-family="'Free Helvetian'" style:font-style-name="Regular" style:font-pitch="variable" fo:font-size="28pt" fo:font-weight="normal"/>
    </style:style>
    <style:style style:name="appearance_5f_highlighted" style:display-name="appearance_highlighted" style:family="graphic" style:parent-style-name="standard_5f_text_5f_20">
      <style:graphic-properties>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text-autospace="ideograph-alpha" style:punctuation-wrap="simple" style:line-break="strict">
        <style:tab-stops/>
      </style:paragraph-properties>
      <style:text-properties fo:color="#9999ff" style:text-outline="false" style:text-line-through-style="none" style:text-position="0% 100%" fo:font-family="Helvetica" style:font-style-name="Regular" style:font-family-generic="swiss" style:font-pitch="variable" fo:font-size="20pt" fo:letter-spacing="normal" fo:language="en" fo:country="GB" fo:font-style="normal" fo:text-shadow="none" style:text-underline-style="none" fo:font-weight="normal" style:text-und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appearance_5f_frame" style:display-name="appearance_frame" style:family="graphic" style:parent-style-name="standard_20__28_user_29_">
      <style:graphic-properties draw:stroke="solid" svg:stroke-color="#9999ff" draw:shadow-offset-x="0.05cm" draw:shadow-offset-y="0.05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adaptation_5f_term" style:display-name="adaptation_term" style:family="graphic" style:parent-style-name="standard_5f_heading_5f_28">
      <style:paragraph-properties fo:margin-left="0cm" fo:margin-right="0cm" fo:text-align="end" fo:text-indent="0cm"/>
    </style:style>
    <style:style style:name="adaptation_5f_definition" style:display-name="adaptation_definition" style:family="graphic" style:parent-style-name="standard_5f_text_5f_28">
      <style:graphic-properties draw:shadow-offset-x="0.05cm" draw:shadow-offset-y="0.05cm"/>
    </style:style>
    <style:style style:name="problems_5f_list" style:display-name="problems_list" style:family="graphic" style:parent-style-name="standard_5f_list_5f_28">
      <style:paragraph-properties fo:margin-left="1cm" fo:margin-right="0cm" fo:line-height="200%" fo:text-indent="-1cm"/>
    </style:style>
    <style:style style:name="standard_5f_focus_5f_cover" style:display-name="standard_focus_cover" style:family="graphic" style:parent-style-name="standard_5f_focus">
      <style:graphic-properties svg:stroke-color="#000000"/>
      <style:text-properties fo:color="#000000"/>
    </style:style>
    <style:style style:name="standard_20__28_user_29_" style:display-name="standard (user)" style:family="graphic">
      <style:graphic-properties draw:stroke="none" draw:fill="none" draw:fill-image-width="0cm" draw:fill-image-height="0cm" draw:auto-grow-height="fals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text:enable-numbering="false" fo:text-indent="0cm" style:text-autospace="ideograph-alpha" style:punctuation-wrap="simple" style:line-break="strict">
        <style:tab-stops/>
      </style:paragraph-properties>
      <style:text-properties fo:color="#ffffcc"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none" fo:hyphenate="false"/>
    </style:style>
    <style:style style:name="thanks_5f_book" style:display-name="thanks_book" style:family="graphic" style:parent-style-name="standard_5f_label">
      <style:graphic-properties>
        <text:list-sty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ab-stops/>
      </style:paragraph-properties>
      <style:text-properties fo:color="#9999ff" fo:font-size="20pt" fo:font-weight="normal"/>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28pt" fo:letter-spacing="normal" fo:language="en" fo:country="US" fo:font-style="normal" fo:text-shadow="none" style:text-underline-style="none" fo:font-weight="normal" style:text-und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Default-background" style:family="presentation">
      <style:graphic-properties draw:stroke="none" draw:fill="none"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text:enable-numbering="false" fo:text-indent="0cm">
        <style:tab-stops/>
      </style:paragraph-properties>
      <style:text-properties style:use-window-font-color="true" style:text-outline="false" style:text-line-through-style="none" fo:font-family="'Free Helvetian'" style:font-style-name="Regular" style:font-pitch="variable" fo:font-size="1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fo:text-align="start" text:enable-numbering="true"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draw:fill-color="#000000" draw:fill-gradient-name="Linear_20_blue_2f_white" draw:fill-image-name="Wall" draw:fill-image-width="0cm" draw:fill-image-height="0cm"/>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dp1">
      <office:forms form:automatic-focus="false" form:apply-design-mode="false"/>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228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3-11-01T20:35:41</meta:creation-date>
    <dc:date>2007-07-28T08:04:08</dc:date>
    <meta:print-date>2006-09-24T15:42:31</meta:print-date>
    <dc:language>en-GB</dc:language>
    <meta:editing-cycles>1088</meta:editing-cycles>
    <meta:editing-duration>P47DT10H11M46S</meta:editing-duration>
    <meta:user-defined meta:name="Info 1"/>
    <meta:user-defined meta:name="Info 2"/>
    <meta:user-defined meta:name="Info 3"/>
    <meta:user-defined meta:name="Info 4"/>
    <meta:document-statistic meta:object-count="56"/>
  </office:meta>
</office:document-meta>
</file>